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textarea-horizontal-align="left" draw:textarea-vertical-align="top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4cm" svg:height="1cm" svg:x="54cm" svg:y="19.9cm">
          <text:p text:style-name="P1">IHabitacions</text:p>
        </draw:rect>
        <draw:rect draw:style-name="gr2" draw:text-style-name="P2" draw:layer="layout" svg:width="14cm" svg:height="8.1cm" svg:x="54cm" svg:y="20.9cm">
          <text:p text:style-name="P2">float precioMascota;</text:p>
          <text:p text:style-name="P2">float precioHabitacion;</text:p>
          <text:p text:style-name="P2"/>
          <text:p text:style-name="P2"/>
          <text:p text:style-name="P2">public abstrac void calcularPrecio();</text:p>
          <text:p text:style-name="P2"/>
        </draw:rect>
        <draw:polyline draw:style-name="gr3" draw:text-style-name="P1" draw:layer="layout" svg:width="13.999cm" svg:height="0cm" svg:x="54cm" svg:y="23cm" svg:viewBox="0 0 14000 0" draw:points="0,0 8500,0 14000,0">
          <text:p/>
        </draw:polyline>
        <draw:rect draw:style-name="gr1" draw:text-style-name="P1" draw:layer="layout" svg:width="14cm" svg:height="1cm" svg:x="54cm" svg:y="38cm">
          <text:p text:style-name="P1">Habitacion</text:p>
        </draw:rect>
        <draw:rect draw:style-name="gr2" draw:text-style-name="P2" draw:layer="layout" svg:width="14cm" svg:height="8.1cm" svg:x="54cm" svg:y="39cm">
          <text:p text:style-name="P2">float precioMascota;</text:p>
          <text:p text:style-name="P2">float precioHabitacion;</text:p>
          <text:p text:style-name="P2"/>
          <text:p text:style-name="P2"/>
          <text:p text:style-name="P2">public habitacion implements Ihabitacions</text:p>
          <text:p text:style-name="P2">{</text:p>
          <text:p text:style-name="P2"><text:tab/>public float calcularPrecio(){}</text:p>
          <text:p text:style-name="P2"><text:tab/>public float calcularTemporada(){}</text:p>
          <text:p text:style-name="P2"><text:tab/>public float hayMascota(){}</text:p>
          <text:p text:style-name="P2">}</text:p>
        </draw:rect>
        <draw:line draw:style-name="gr3" draw:text-style-name="P1" draw:layer="layout" svg:x1="54cm" svg:y1="40.8cm" svg:x2="68cm" svg:y2="40.9cm">
          <text:p/>
        </draw:line>
        <draw:line draw:style-name="gr4" draw:text-style-name="P1" draw:layer="layout" svg:x1="61cm" svg:y1="38cm" svg:x2="61cm" svg:y2="29cm">
          <text:p/>
        </draw:line>
        <draw:rect draw:style-name="gr1" draw:text-style-name="P1" draw:layer="layout" svg:width="14cm" svg:height="1cm" svg:x="37cm" svg:y="53cm">
          <text:p text:style-name="P1">Standar</text:p>
        </draw:rect>
        <draw:rect draw:style-name="gr2" draw:text-style-name="P2" draw:layer="layout" svg:width="14cm" svg:height="8.1cm" svg:x="37cm" svg:y="54cm">
          <text:p text:style-name="P2"/>
          <text:p text:style-name="P2"/>
          <text:p text:style-name="P2"/>
        </draw:rect>
        <draw:rect draw:style-name="gr1" draw:text-style-name="P1" draw:layer="layout" svg:width="14cm" svg:height="1cm" svg:x="54cm" svg:y="53cm">
          <text:p text:style-name="P1">Doble</text:p>
        </draw:rect>
        <draw:rect draw:style-name="gr2" draw:text-style-name="P2" draw:layer="layout" svg:width="14cm" svg:height="8.1cm" svg:x="54cm" svg:y="54cm">
          <text:p text:style-name="P2"/>
          <text:p text:style-name="P2"/>
          <text:p text:style-name="P2"/>
        </draw:rect>
        <draw:rect draw:style-name="gr1" draw:text-style-name="P1" draw:layer="layout" svg:width="14cm" svg:height="1cm" svg:x="71cm" svg:y="52.9cm">
          <text:p text:style-name="P1">Suite</text:p>
        </draw:rect>
        <draw:rect draw:style-name="gr2" draw:text-style-name="P2" draw:layer="layout" svg:width="14cm" svg:height="8.1cm" svg:x="71cm" svg:y="53.9cm">
          <text:p text:style-name="P2"/>
          <text:p text:style-name="P2"/>
          <text:p text:style-name="P2"/>
        </draw:rect>
        <draw:polyline draw:style-name="gr5" draw:text-style-name="P1" draw:layer="layout" svg:width="12.999cm" svg:height="5.899cm" svg:x="44cm" svg:y="47cm" svg:viewBox="0 0 13000 5900" draw:points="0,5900 0,3000 13000,3000 13000,0">
          <text:p/>
        </draw:polyline>
        <draw:line draw:style-name="gr5" draw:text-style-name="P1" draw:layer="layout" svg:x1="61cm" svg:y1="52.9cm" svg:x2="61cm" svg:y2="47.1cm">
          <text:p/>
        </draw:line>
        <draw:polyline draw:style-name="gr5" draw:text-style-name="P1" draw:layer="layout" svg:width="12.999cm" svg:height="5.899cm" svg:x="65cm" svg:y="47cm" svg:viewBox="0 0 13000 5900" draw:points="13000,5900 13000,3000 0,3000 0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indag </meta:initial-creator>
    <meta:creation-date>2014-03-14T19:10:16.77</meta:creation-date>
    <dc:date>2014-03-14T23:35:22.81</dc:date>
    <dc:creator>findag </dc:creator>
    <meta:editing-duration>PT3H54M33S</meta:editing-duration>
    <meta:editing-cycles>2</meta:editing-cycles>
    <meta:generator>OpenOffice/4.0.1$Win32 OpenOffice.org_project/401m5$Build-9714</meta:generator>
    <meta:document-statistic meta:object-count="16"/>
  </office:meta>
</office:document-meta>
</file>